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94cm"/>
    </style:style>
    <style:style style:name="co2" style:family="table-column">
      <style:table-column-properties fo:break-before="auto" style:column-width="5.779cm"/>
    </style:style>
    <style:style style:name="co3" style:family="table-column">
      <style:table-column-properties fo:break-before="auto" style:column-width="19.833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16.713cm"/>
    </style:style>
    <style:style style:name="co6" style:family="table-column">
      <style:table-column-properties fo:break-before="auto" style:column-width="9.081cm"/>
    </style:style>
    <style:style style:name="co7" style:family="table-column">
      <style:table-column-properties fo:break-before="auto" style:column-width="11.24cm"/>
    </style:style>
    <style:style style:name="co8" style:family="table-column">
      <style:table-column-properties fo:break-before="auto" style:column-width="9.017cm"/>
    </style:style>
    <style:style style:name="co9" style:family="table-column">
      <style:table-column-properties fo:break-before="auto" style:column-width="12.998cm"/>
    </style:style>
    <style:style style:name="co10" style:family="table-column">
      <style:table-column-properties fo:break-before="auto" style:column-width="6.782cm"/>
    </style:style>
    <style:style style:name="co11" style:family="table-column">
      <style:table-column-properties fo:break-before="auto" style:column-width="9.015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 tableooo:tab-color="#009900"/>
    </style:style>
    <style:style style:name="ta2" style:family="table" style:master-page-name="mp1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000000" fo:background-color="#b2b2b2" style:text-align-source="fix" style:repeat-content="false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02cm solid #000000" fo:background-color="#b2b2b2" style:text-align-source="fix" style:repeat-content="false" fo:border-left="none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02cm solid #000000" fo:background-color="#b2b2b2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emplat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Rôle</text:p>
          </table:table-cell>
          <table:table-cell table:style-name="ce3" office:value-type="string">
            <text:p>Nom</text:p>
          </table:table-cell>
          <table:table-cell table:style-name="ce4" office:value-type="string">
            <text:p>Paramètres</text:p>
          </table:table-cell>
          <table:table-cell table:number-columns-repeated="1021"/>
        </table:table-row>
        <table:table-row table:style-name="ro2">
          <table:table-cell office:value-type="string">
            <text:p>Afficher la liste des artistes et de leurs prestations (non connecté)</text:p>
          </table:table-cell>
          <table:table-cell office:value-type="string">
            <text:p>liste_accueil.php</text:p>
          </table:table-cell>
          <table:table-cell table:style-name="ce5" office:value-type="string">
            <text:p>liste_artistes </text:p>
          </table:table-cell>
          <table:table-cell table:number-columns-repeated="1021"/>
        </table:table-row>
        <table:table-row table:style-name="ro2">
          <table:table-cell office:value-type="string">
            <text:p>Formulaire de connexion</text:p>
          </table:table-cell>
          <table:table-cell office:value-type="string">
            <text:p>connexion.php</text:p>
          </table:table-cell>
          <table:table-cell office:value-type="string">
            <text:p>email, mot de passe</text:p>
          </table:table-cell>
          <table:table-cell table:number-columns-repeated="1021"/>
        </table:table-row>
        <table:table-row table:style-name="ro2">
          <table:table-cell office:value-type="string">
            <text:p>Formulaire d'inscription</text:p>
          </table:table-cell>
          <table:table-cell office:value-type="string">
            <text:p>Inscription.php</text:p>
          </table:table-cell>
          <table:table-cell office:value-type="string">
            <text:p>nom, email, mot de passe, type utilisateur </text:p>
          </table:table-cell>
          <table:table-cell table:number-columns-repeated="1021"/>
        </table:table-row>
        <table:table-row table:style-name="ro2">
          <table:table-cell office:value-type="string">
            <text:p>Formulaire pour modifier son profil</text:p>
          </table:table-cell>
          <table:table-cell office:value-type="string">
            <text:p>modifier_profil.php</text:p>
          </table:table-cell>
          <table:table-cell office:value-type="string">
            <text:p>profil connecter</text:p>
          </table:table-cell>
          <table:table-cell table:number-columns-repeated="1021"/>
        </table:table-row>
        <table:table-row table:style-name="ro2">
          <table:table-cell office:value-type="string">
            <text:p>Afficher la liste des contacts</text:p>
          </table:table-cell>
          <table:table-cell office:value-type="string">
            <text:p>liste_utilisateur,php</text:p>
          </table:table-cell>
          <table:table-cell office:value-type="string">
            <text:p>utilisateur </text:p>
          </table:table-cell>
          <table:table-cell table:number-columns-repeated="1021"/>
        </table:table-row>
        <table:table-row table:style-name="ro2">
          <table:table-cell office:value-type="string">
            <text:p>Afficher la liste des messages</text:p>
          </table:table-cell>
          <table:table-cell office:value-type="string">
            <text:p>liste_message.php</text:p>
          </table:table-cell>
          <table:table-cell office:value-type="string">
            <text:p>conversations, dernier message</text:p>
          </table:table-cell>
          <table:table-cell table:number-columns-repeated="1021"/>
        </table:table-row>
        <table:table-row table:style-name="ro2">
          <table:table-cell office:value-type="string">
            <text:p>Formulaire de recherche</text:p>
          </table:table-cell>
          <table:table-cell office:value-type="string">
            <text:p>rechercher.php</text:p>
          </table:table-cell>
          <table:table-cell office:value-type="string">
            <text:p>type_musique, région, artiste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ôleurs" table:style-name="ta2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Rôle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Paramètres</text:p>
          </table:table-cell>
          <table:table-cell table:style-name="ce4" office:value-type="string">
            <text:p>commentaire</text:p>
          </table:table-cell>
          <table:table-cell table:number-columns-repeated="1020"/>
        </table:table-row>
        <table:table-row table:style-name="ro2">
          <table:table-cell office:value-type="string">
            <text:p>prépare l'affichage de la liste des artistes et de leur prestation</text:p>
          </table:table-cell>
          <table:table-cell office:value-type="string">
            <text:p>accueil,php</text:p>
          </table:table-cell>
          <table:table-cell office:value-type="string">
            <text:p>neant</text:p>
          </table:table-cell>
          <table:table-cell table:style-name="ce6"/>
          <table:table-cell table:number-columns-repeated="1020"/>
        </table:table-row>
        <table:table-row table:style-name="ro2">
          <table:table-cell office:value-type="string">
            <text:p>prépare l'affichage du formulaire de connexion</text:p>
          </table:table-cell>
          <table:table-cell office:value-type="string">
            <text:p>formulaire_connexion,php</text:p>
          </table:table-cell>
          <table:table-cell office:value-type="string">
            <text:p>neant</text:p>
          </table:table-cell>
          <table:table-cell table:number-columns-repeated="1021"/>
        </table:table-row>
        <table:table-row table:style-name="ro2">
          <table:table-cell office:value-type="string">
            <text:p>vérifie si les identifiants sont correcte si ok connexion réussi afficher liste artiste</text:p>
          </table:table-cell>
          <table:table-cell office:value-type="string">
            <text:p>validation_connexion,php</text:p>
          </table:table-cell>
          <table:table-cell office:value-type="string">
            <text:p>$email , $mot_de_passe</text:p>
          </table:table-cell>
          <table:table-cell table:number-columns-repeated="1021"/>
        </table:table-row>
        <table:table-row table:style-name="ro2">
          <table:table-cell office:value-type="string">
            <text:p>mettre fin a la session en cours de connexion</text:p>
          </table:table-cell>
          <table:table-cell office:value-type="string">
            <text:p>deconnexion,php</text:p>
          </table:table-cell>
          <table:table-cell office:value-type="string">
            <text:p>neant</text:p>
          </table:table-cell>
          <table:table-cell table:number-columns-repeated="1021"/>
        </table:table-row>
        <table:table-row table:style-name="ro2">
          <table:table-cell office:value-type="string">
            <text:p>prépare l'affichage du formulaire pour s'inscrire </text:p>
          </table:table-cell>
          <table:table-cell office:value-type="string">
            <text:p>formulaire_inscription,php</text:p>
          </table:table-cell>
          <table:table-cell office:value-type="string">
            <text:p>neant</text:p>
          </table:table-cell>
          <table:table-cell table:number-columns-repeated="1021"/>
        </table:table-row>
        <table:table-row table:style-name="ro2">
          <table:table-cell office:value-type="string">
            <text:p>Enregistre un nouvel utilisateur</text:p>
          </table:table-cell>
          <table:table-cell office:value-type="string">
            <text:p>enregistre_utilisateur,php</text:p>
          </table:table-cell>
          <table:table-cell table:style-name="ce5" office:value-type="string">
            <text:p>nom, email, mot_de_passe, type_utilisateur </text:p>
          </table:table-cell>
          <table:table-cell table:number-columns-repeated="1021"/>
        </table:table-row>
        <table:table-row table:style-name="ro2">
          <table:table-cell office:value-type="string">
            <text:p>affiche le formulaire pour modifier le profil utilisateur</text:p>
          </table:table-cell>
          <table:table-cell office:value-type="string">
            <text:p>formulaire_modification_profil,php</text:p>
          </table:table-cell>
          <table:table-cell office:value-type="string">
            <text:p>nom,email, mot de passe</text:p>
          </table:table-cell>
          <table:table-cell table:number-columns-repeated="1021"/>
        </table:table-row>
        <table:table-row table:style-name="ro2">
          <table:table-cell office:value-type="string">
            <text:p>enregistre les modification du profil utilisateur </text:p>
          </table:table-cell>
          <table:table-cell office:value-type="string">
            <text:p>enregistrer_modification,php</text:p>
          </table:table-cell>
          <table:table-cell office:value-type="string">
            <text:p>tous les champs </text:p>
          </table:table-cell>
          <table:table-cell table:number-columns-repeated="1021"/>
        </table:table-row>
        <table:table-row table:style-name="ro2">
          <table:table-cell office:value-type="string">
            <text:p>Affiche le formulaire de recherche</text:p>
          </table:table-cell>
          <table:table-cell office:value-type="string">
            <text:p>formulaire_rechercher,php</text:p>
          </table:table-cell>
          <table:table-cell office:value-type="string">
            <text:p>neant</text:p>
          </table:table-cell>
          <table:table-cell table:number-columns-repeated="1021"/>
        </table:table-row>
        <table:table-row table:style-name="ro2">
          <table:table-cell office:value-type="string">
            <text:p>Affiche les résultats de la recherche</text:p>
          </table:table-cell>
          <table:table-cell office:value-type="string">
            <text:p>resultat_rechercher,php</text:p>
          </table:table-cell>
          <table:table-cell office:value-type="string">
            <text:p>artiste, région , type</text:p>
          </table:table-cell>
          <table:table-cell table:number-columns-repeated="1021"/>
        </table:table-row>
        <table:table-row table:style-name="ro2">
          <table:table-cell office:value-type="string">
            <text:p>Prépare la liste des contacts et des messages</text:p>
          </table:table-cell>
          <table:table-cell office:value-type="string">
            <text:p>messagerie,php</text:p>
          </table:table-cell>
          <table:table-cell office:value-type="string">
            <text:p>$_SESSION</text:p>
          </table:table-cell>
          <table:table-cell table:number-columns-repeated="1021"/>
        </table:table-row>
        <table:table-row table:style-name="ro2">
          <table:table-cell office:value-type="string">
            <text:p>Affiche les messages d’une conversation</text:p>
          </table:table-cell>
          <table:table-cell office:value-type="string">
            <text:p>recupere_message,php</text:p>
          </table:table-cell>
          <table:table-cell office:value-type="string">
            <text:p>id_conversation</text:p>
          </table:table-cell>
          <table:table-cell table:number-columns-repeated="1021"/>
        </table:table-row>
        <table:table-row table:style-name="ro2">
          <table:table-cell office:value-type="string">
            <text:p>envoyer un nouveau messages saisi par l'utilisateur</text:p>
          </table:table-cell>
          <table:table-cell office:value-type="string">
            <text:p>envoyer_message_ajax,php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eur js" table:style-name="ta3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7" office:value-type="string">
            <text:p>Rôle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Paramètres</text:p>
          </table:table-cell>
        </table:table-row>
        <table:table-row table:style-name="ro2">
          <table:table-cell office:value-type="string">
            <text:p>demande le detail d'une conversation entre 2 utilisateur</text:p>
          </table:table-cell>
          <table:table-cell office:value-type="string">
            <text:p>demandeDetail.js</text:p>
          </table:table-cell>
          <table:table-cell office:value-type="string">
            <text:p>id: id du contact</text:p>
          </table:table-cell>
        </table:table-row>
        <table:table-row table:style-name="ro2">
          <table:table-cell office:value-type="string">
            <text:p>afficher le detail des messages recu </text:p>
          </table:table-cell>
          <table:table-cell office:value-type="string">
            <text:p>afficherMessage.js</text:p>
          </table:table-cell>
          <table:table-cell office:value-type="string">
            <text:p>fragment: code html à afficher</text:p>
          </table:table-cell>
        </table:table-row>
        <table:table-row table:style-name="ro2">
          <table:table-cell table:style-name="ce5" office:value-type="string">
            <text:p>Rafraîchit dynamiquement les messages (messagerie en temps réel) </text:p>
          </table:table-cell>
          <table:table-cell office:value-type="string">
            <text:p>rafraichirMessages.js</text:p>
          </table:table-cell>
          <table:table-cell office:value-type="string">
            <text:p>setinterval</text:p>
          </table:table-cell>
        </table:table-row>
        <table:table-row table:style-name="ro2">
          <table:table-cell table:style-name="ce5" office:value-type="string">
            <text:p>Archive une conversation et actualise la liste</text:p>
          </table:table-cell>
          <table:table-cell office:value-type="string">
            <text:p>archiveMessage.js</text:p>
          </table:table-cell>
          <table:table-cell office:value-type="string">
            <text:p>Archive =1</text:p>
          </table:table-cell>
        </table:table-row>
        <table:table-row table:style-name="ro2">
          <table:table-cell office:value-type="string">
            <text:p>enregistre un nouveau message dans la bdd </text:p>
          </table:table-cell>
          <table:table-cell office:value-type="string">
            <text:p>envoyerMessage,js</text:p>
          </table:table-cell>
          <table:table-cell office:value-type="string">
            <text:p>id organisateur artiste contenu_message date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2">22/06/2025</text:date>, <text:time>23:0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chris</meta:initial-creator>
    <dc:creator>chris </dc:creator>
    <meta:creation-date>2025-04-16T14:22:21Z</meta:creation-date>
    <dc:date>2025-06-22T23:02:53.91</dc:date>
    <meta:editing-cycles>6</meta:editing-cycles>
    <meta:editing-duration>PT21H9M47S</meta:editing-duration>
    <meta:document-statistic meta:table-count="3" meta:cell-count="84" meta:object-count="0"/>
  </office:meta>
</office:document-meta>
</file>